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ulos" style:family="table">
      <style:table-properties style:width="6.925in" table:align="margins"/>
    </style:style>
    <style:style style:name="Modulos.A" style:family="table-column">
      <style:table-column-properties style:column-width="3.4625in" style:rel-column-width="32767*"/>
    </style:style>
    <style:style style:name="Modulos.B" style:family="table-column">
      <style:table-column-properties style:column-width="3.4625in" style:rel-column-width="32768*"/>
    </style:style>
    <style:style style:name="Modulos.A1" style:family="table-cell">
      <style:table-cell-properties fo:padding="0.0382in" fo:border="0.05pt solid #000000"/>
    </style:style>
    <style:style style:name="Modulos.A2" style:family="table-cell">
      <style:table-cell-properties fo:padding="0.0382in" fo:border-left="0.05pt solid #000000" fo:border-right="none" fo:border-top="none" fo:border-bottom="0.05pt solid #000000"/>
    </style:style>
    <style:style style:name="Modulo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13e6c5" officeooo:paragraph-rsid="0013e6c5"/>
    </style:style>
    <style:style style:name="P2" style:family="paragraph" style:parent-style-name="Table_20_Contents">
      <style:paragraph-properties fo:text-align="center" style:justify-single-word="false"/>
      <style:text-properties fo:font-size="16pt" fo:language="es" fo:country="ES" fo:font-weight="bold" officeooo:rsid="0015e66e" officeooo:paragraph-rsid="0015e66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fo:language="es" fo:country="ES" fo:font-weight="bold" officeooo:rsid="0013e6c5" officeooo:paragraph-rsid="0013e6c5" style:font-size-asian="20pt" style:font-weight-asian="bold" style:font-size-complex="20pt" style:font-weight-complex="bold"/>
    </style:style>
    <style:style style:name="T1" style:family="text">
      <style:text-properties officeooo:rsid="0015e66e"/>
    </style:style>
    <style:style style:name="T2" style:family="text">
      <style:text-properties officeooo:rsid="00177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Integral de Apoyo Administrativo y Docente (SIAAD)</text:p>
      <text:p text:style-name="P1"/>
      <text:p text:style-name="P1">La <text:span text:style-name="T2">División</text:span> de <text:span text:style-name="T2">Electrónica</text:span> y <text:span text:style-name="T2">Computación</text:span> necesita un sistema de apoyo a las labores administrativas que se llevan acabo dentro de los Departamentos de <text:span text:style-name="T2">Electrónica</text:span> y Ciencias Computacionales. Estas actividades <text:span text:style-name="T2">están</text:span> relacionadas a los horarios y asistencias de los profesores, asi como al control y <text:span text:style-name="T2">revisión</text:span> de la evidencia generada por cada curso al final de cada ciclo.</text:p>
      <text:p text:style-name="P1"/>
      <text:p text:style-name="P1">Para acelerar la <text:span text:style-name="T2">codificación</text:span> y facilitar el mantenimiento el proyecto <text:span text:style-name="T2">deberá</text:span> de ser desarrollado en <text:span text:style-name="T2">módulos</text:span> que agrupen funcionalidades parecidas, por lo que se ha decidido generar tres <text:span text:style-name="T2">módulos</text:span>, <text:span text:style-name="T1">tomando en consideración que el modulo 3 necesitara del correcto funcionamiento del modulo 2 y 1.</text:span></text:p>
      <text:p text:style-name="P1"/>
      <table:table table:name="Modulos" table:style-name="Modulos">
        <table:table-column table:style-name="Modulos.A"/>
        <table:table-column table:style-name="Modulos.B"/>
        <table:table-row>
          <table:table-cell table:style-name="Modulos.A1" table:number-columns-spanned="2" office:value-type="string">
            <text:p text:style-name="P2">Modulo 3</text:p>
            <text:p text:style-name="P2">Carta de <text:span text:style-name="T2">Recomendación</text:span></text:p>
          </table:table-cell>
          <table:covered-table-cell/>
        </table:table-row>
        <table:table-row>
          <table:table-cell table:style-name="Modulos.A2" office:value-type="string">
            <text:p text:style-name="P2">Modulo 1 </text:p>
            <text:p text:style-name="P2">Asistencias</text:p>
          </table:table-cell>
          <table:table-cell table:style-name="Modulos.B2" office:value-type="string">
            <text:p text:style-name="P2">Modulo 2</text:p>
            <text:p text:style-name="P2"><text:s/>Evidencias</text:p>
          </table:table-cell>
        </table:table-row>
      </table:table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8:23:59.013000000</meta:creation-date>
    <dc:date>2014-09-22T10:40:32.065000000</dc:date>
    <meta:editing-duration>PT5M25S</meta:editing-duration>
    <meta:editing-cycles>3</meta:editing-cycles>
    <meta:generator>LibreOffice/4.2.6.3$Windows_x86 LibreOffice_project/3fd416d4c6db7d3204c17ce57a1d70f6e531ee21</meta:generator>
    <meta:document-statistic meta:table-count="1" meta:image-count="0" meta:object-count="0" meta:page-count="1" meta:paragraph-count="10" meta:word-count="122" meta:character-count="791" meta:non-whitespace-character-count="675"/>
  </office:meta>
</office:document-meta>
</file>